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1E60000006797D3A1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99cc00" draw:end-color="#ffffff" draw:start-intensity="100%" draw:end-intensity="100%" draw:angle="0" draw:border="0%"/>
    <draw:gradient draw:name="Gradient_20_7" draw:display-name="Gradient 7" draw:style="linear" draw:start-color="#ffffff" draw:end-color="#99cc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_20_1-subtitle" style:display-name="Standard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</style:style>
    <style:style style:name="Standard_20_1-notes" style:display-name="Standard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Standard-title">
      <style:graphic-properties draw:fill-color="#ffffff" draw:auto-grow-height="false" fo:min-height="3.507cm"/>
    </style:style>
    <style:style style:name="pr3" style:family="presentation" style:parent-style-name="Standard-outline1">
      <style:graphic-properties draw:fill-color="#ffffff" draw:auto-grow-height="false" fo:min-height="13.86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gradient" draw:fill-color="#99cc00" draw:fill-gradient-name="Gradient_20_1" draw:textarea-horizontal-align="center" draw:textarea-vertical-align="middle"/>
    </style:style>
    <style:style style:name="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8" style:family="presentation" style:parent-style-name="Standard_20_1-backgroundobjects">
      <style:graphic-properties draw:stroke="none" draw:fill="gradient" draw:fill-gradient-name="Gradient_20_1" draw:textarea-horizontal-align="center" draw:textarea-vertical-align="middle"/>
    </style:style>
    <style:style style:name="pr9" style:family="presentation" style:parent-style-name="Standard_20_1-title">
      <style:graphic-properties draw:fill-color="#ffffff" draw:auto-grow-height="false" fo:min-height="3.507cm"/>
    </style:style>
    <style:style style:name="pr10" style:family="presentation" style:parent-style-name="Standard_20_1-outline1">
      <style:graphic-properties draw:fill-color="#ffffff" draw:auto-grow-height="false" fo:min-height="13.86cm"/>
    </style:style>
    <style:style style:name="pr11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12" style:family="presentation" style:parent-style-name="Standard_20_1-backgroundobjects">
      <style:graphic-properties draw:textarea-horizontal-align="center" draw:textarea-vertical-align="middle"/>
    </style:style>
    <style:style style:name="pr1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1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color="#99cc00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6cm" fo:margin-right="0cm" fo:text-indent="-0.6cm"/>
    </style:style>
    <style:style style:name="P14" style:family="paragraph">
      <style:paragraph-properties fo:margin-left="7.2cm" fo:margin-right="0cm" fo:text-indent="-0.6cm"/>
    </style:style>
    <style:style style:name="P15" style:family="paragraph">
      <style:paragraph-properties fo:margin-left="8.4cm" fo:margin-right="0cm" fo:text-indent="-0.6cm"/>
    </style:style>
    <style:style style:name="P16" style:family="paragraph">
      <style:paragraph-properties fo:margin-left="9.6cm" fo:margin-right="0cm" fo:text-indent="-0.6cm"/>
    </style:style>
    <style:style style:name="P17" style:family="paragraph">
      <style:paragraph-properties fo:margin-left="10.8cm" fo:margin-right="0cm" fo:text-indent="-0.6cm"/>
    </style:style>
    <style:style style:name="P1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style:style style:name="T3" style:family="text">
      <style:text-properties fo:color="#99cc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rect presentation:style-name="pr1" draw:text-style-name="P5" draw:layer="backgroundobjects" svg:width="28cm" svg:height="5.5cm" svg:x="0cm" svg:y="15.5cm">
        <text:p text:style-name="P1"/>
      </draw:rect>
      <draw:frame presentation:style-name="pr2" draw:text-style-name="P1" draw:layer="backgroundobjects" svg:width="21cm" svg:height="5.506cm" svg:x="0.5cm" svg:y="5.994cm" presentation:class="title">
        <draw:text-box>
          <text:p text:style-name="P1">&lt;&lt; Thema der Präsentation&gt;&gt;</text:p>
        </draw:text-box>
      </draw:frame>
      <draw:frame presentation:style-name="pr3" draw:text-style-name="P6" draw:layer="backgroundobjects" svg:width="20.5cm" svg:height="4.359cm" svg:x="6.5cm" svg:y="11.641cm" presentation:class="outline">
        <draw:text-box>
          <text:list text:style-name="L2">
            <text:list-item>
              <text:p text:style-name="P6">&lt;&lt;Name/Gruppe Präsentierende/r&gt;&gt;</text:p>
            </text:list-item>
          </text:list>
        </draw:text-box>
      </draw:frame>
      <draw:frame presentation:style-name="pr4" draw:text-style-name="P2" draw:layer="backgroundobjects" svg:width="6.523cm" svg:height="1.448cm" svg:x="1.4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4" draw:text-style-name="P7" draw:layer="backgroundobjects" svg:width="8.875cm" svg:height="1.448cm" svg:x="9.576cm" svg:y="19.131cm" presentation:class="footer">
        <draw:text-box>
          <text:p text:style-name="P7"><text:span text:style-name="T2">&lt;Thema&gt;</text:span></text:p>
        </draw:text-box>
      </draw:frame>
      <draw:frame presentation:style-name="pr4" draw:text-style-name="P4" draw:layer="backgroundobjects" svg:width="6.523cm" svg:height="1.448cm" svg:x="20.076cm" svg:y="19.131cm" presentation:class="page-number">
        <draw:text-box>
          <text:p text:style-name="P4"><text:span text:style-name="T2"><text:page-number>&lt;Nummer&gt;</text:page-number></text:span></text:p>
        </draw:text-box>
      </draw:frame>
      <draw:rect presentation:style-name="pr5" draw:text-style-name="P5" draw:layer="backgroundobjects" svg:width="28cm" svg:height="5.5cm" svg:x="0cm" svg:y="0cm">
        <text:p text:style-name="P1"/>
      </draw:rect>
      <draw:frame draw:style-name="gr3" draw:text-style-name="P5" draw:layer="backgroundobjects" svg:width="12.858cm" svg:height="2.724cm" svg:x="1cm" svg:y="0.5cm">
        <draw:image xlink:href="Pictures/10000201000001E60000006797D3A1CB.png" xlink:type="simple" xlink:show="embed" xlink:actuate="onLoad">
          <text:p text:style-name="P1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6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7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7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draw:rect presentation:style-name="pr8" draw:text-style-name="P5" draw:layer="backgroundobjects" svg:width="28cm" svg:height="1.5cm" svg:x="0cm" svg:y="19.5cm">
        <text:p text:style-name="P1"/>
      </draw:rect>
      <draw:frame presentation:style-name="pr9" draw:text-style-name="P9" draw:layer="backgroundobjects" svg:width="25.199cm" svg:height="2cm" svg:x="0.5cm" svg:y="2cm" presentation:class="title">
        <draw:text-box>
          <text:p text:style-name="P8"><text:span text:style-name="T3">&lt;&lt;Titel&gt;&gt;</text:span></text:p>
        </draw:text-box>
      </draw:frame>
      <draw:frame presentation:style-name="pr10" draw:text-style-name="P6" draw:layer="backgroundobjects" svg:width="25.199cm" svg:height="13.859cm" svg:x="0.5cm" svg:y="5cm" presentation:class="outline">
        <draw:text-box>
          <text:list text:style-name="L2">
            <text:list-item>
              <text:p text:style-name="P6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10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1" draw:text-style-name="P2" draw:layer="backgroundobjects" svg:width="6.523cm" svg:height="1.448cm" svg:x="1.4cm" svg:y="20.231cm" presentation:class="date-time">
        <draw:text-box>
          <text:p text:style-name="P2"><text:span text:style-name="T2"><presentation:date-time/></text:span></text:p>
        </draw:text-box>
      </draw:frame>
      <draw:frame presentation:style-name="pr11" draw:text-style-name="P18" draw:layer="backgroundobjects" svg:width="8.875cm" svg:height="1.448cm" svg:x="9.576cm" svg:y="20.231cm" presentation:class="footer">
        <draw:text-box>
          <text:p text:style-name="P18"><text:span text:style-name="T2">&lt;Thema&gt;</text:span></text:p>
        </draw:text-box>
      </draw:frame>
      <draw:frame presentation:style-name="pr11" draw:text-style-name="P4" draw:layer="backgroundobjects" svg:width="6.523cm" svg:height="1.448cm" svg:x="20.076cm" svg:y="20.231cm" presentation:class="page-number">
        <draw:text-box>
          <text:p text:style-name="P4"><text:span text:style-name="T2"><text:page-number>&lt;Nummer&gt;</text:page-number></text:span></text:p>
        </draw:text-box>
      </draw:frame>
      <draw:rect presentation:style-name="pr8" draw:text-style-name="P5" draw:layer="backgroundobjects" svg:width="28cm" svg:height="1.5cm" svg:x="0cm" svg:y="0cm">
        <text:p text:style-name="P1"/>
      </draw:rect>
      <draw:line presentation:style-name="pr12" draw:text-style-name="P5" draw:layer="backgroundobjects" svg:x1="0.5cm" svg:y1="4cm" svg:x2="27cm" svg:y2="4cm">
        <text:p text:style-name="P1"/>
      </draw:line>
      <draw:frame draw:style-name="gr3" draw:text-style-name="P5" draw:layer="backgroundobjects" svg:width="6cm" svg:height="1.5cm" svg:x="0.4cm" svg:y="0cm">
        <draw:image xlink:href="Pictures/10000201000001E60000006797D3A1CB.png" xlink:type="simple" xlink:show="embed" xlink:actuate="onLoad">
          <text:p text:style-name="P1"/>
        </draw:image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pr13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3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14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14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08T16:25:14</meta:creation-date>
    <dc:date>2006-01-10T17:03:58</dc:date>
    <dc:language>de-DE</dc:language>
    <meta:editing-cycles>4</meta:editing-cycles>
    <meta:editing-duration>PT56M8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